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en" fo:country="US" officeooo:paragraph-rsid="002200bd"/>
    </style:style>
    <style:style style:name="P2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249f6e" style:font-size-asian="11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Menlo-Regular" fo:font-size="11pt" fo:language="en" fo:country="US" officeooo:rsid="000a5bc0" officeooo:paragraph-rsid="0022cc7d" style:font-size-asian="11pt"/>
    </style:style>
    <style:style style:name="P4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rsid="000a5bc0" officeooo:paragraph-rsid="002200bd" style:font-size-asian="11pt"/>
    </style:style>
    <style:style style:name="P5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rsid="000a5bc0" officeooo:paragraph-rsid="0034d179" style:font-size-asian="11pt"/>
    </style:style>
    <style:style style:name="P6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paragraph-rsid="0022cc7d" style:font-size-asian="11pt"/>
    </style:style>
    <style:style style:name="P7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paragraph-rsid="002200bd" style:font-size-asian="11pt"/>
    </style:style>
    <style:style style:name="P8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paragraph-rsid="0022cc7d" style:font-size-asian="11pt" style:font-size-complex="12pt"/>
    </style:style>
    <style:style style:name="P9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fo:font-style="italic" officeooo:rsid="002cf626" officeooo:paragraph-rsid="002affcb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fo:font-style="italic" officeooo:rsid="002c3ed9" officeooo:paragraph-rsid="002affcb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2affcb" style:font-size-asian="12pt" style:font-size-complex="12pt"/>
    </style:style>
    <style:style style:name="P12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34d179" style:font-size-asian="12pt" style:font-size-complex="12pt"/>
    </style:style>
    <style:style style:name="P13" style:family="paragraph" style:parent-style-name="Text_20_body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1" fo:language="en" fo:country="US" fo:font-style="italic" fo:font-weight="normal" officeooo:rsid="00193631" officeooo:paragraph-rsid="00272d41" style:font-style-asian="italic" style:font-weight-asian="normal" style:font-style-complex="italic" style:font-weight-complex="normal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Heading_20_3">
      <style:text-properties officeooo:paragraph-rsid="0034d179"/>
    </style:style>
    <style:style style:name="P16" style:family="paragraph" style:parent-style-name="Heading_20_3">
      <style:text-properties fo:language="en" fo:country="US" officeooo:paragraph-rsid="0034d179"/>
    </style:style>
    <style:style style:name="P17" style:family="paragraph" style:parent-style-name="Heading_20_3">
      <style:text-properties fo:language="en" fo:country="US" officeooo:paragraph-rsid="002200bd"/>
    </style:style>
    <style:style style:name="P18" style:family="paragraph" style:parent-style-name="Standard" style:list-style-name="L1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22cc7d" style:font-size-asian="12pt" style:font-size-complex="12pt"/>
    </style:style>
    <style:style style:name="P19" style:family="paragraph" style:parent-style-name="Standard" style:list-style-name="L1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249f6e" style:font-size-asian="12pt" style:font-size-complex="12pt"/>
    </style:style>
    <style:style style:name="P20" style:family="paragraph" style:parent-style-name="Standard" style:list-style-name="L1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rsid="002c3ed9" officeooo:paragraph-rsid="002c3ed9" style:font-size-asian="12pt" style:font-size-complex="12pt"/>
    </style:style>
    <style:style style:name="T1" style:family="text">
      <style:text-properties style:font-name="Arial" fo:font-size="14.1000003814697pt" fo:font-weight="bold" officeooo:rsid="002200bd" style:font-name-asian="PingFang SC" style:font-size-asian="14.1000003814697pt" style:font-weight-asian="bold" style:font-name-complex="Lucida Sans" style:font-size-complex="14.1000003814697pt" style:font-weight-complex="bold"/>
    </style:style>
    <style:style style:name="T2" style:family="text">
      <style:text-properties style:font-name="Arial" fo:font-size="14.1000003814697pt" fo:font-weight="bold" officeooo:rsid="0034d179" style:font-name-asian="PingFang SC" style:font-size-asian="14.1000003814697pt" style:font-weight-asian="bold" style:font-name-complex="Lucida Sans" style:font-size-complex="14.1000003814697pt" style:font-weight-complex="bold"/>
    </style:style>
    <style:style style:name="T3" style:family="text">
      <style:text-properties officeooo:rsid="000e9be1"/>
    </style:style>
    <style:style style:name="T4" style:family="text">
      <style:text-properties officeooo:rsid="000ef1e6"/>
    </style:style>
    <style:style style:name="T5" style:family="text">
      <style:text-properties fo:color="#000000" loext:opacity="100%" style:font-name="Menlo-Regular" fo:font-size="11pt" style:font-size-asian="11pt"/>
    </style:style>
    <style:style style:name="T6" style:family="text">
      <style:text-properties fo:color="#000000" loext:opacity="100%" fo:font-size="11pt" officeooo:rsid="001e4c65" style:font-size-asian="11pt"/>
    </style:style>
    <style:style style:name="T7" style:family="text">
      <style:text-properties fo:color="#000000" loext:opacity="100%" fo:font-size="11pt" officeooo:rsid="00272d41" style:font-size-asian="11pt"/>
    </style:style>
    <style:style style:name="T8" style:family="text">
      <style:text-properties officeooo:rsid="002200bd"/>
    </style:style>
    <style:style style:name="T9" style:family="text">
      <style:text-properties officeooo:rsid="0022cc7d"/>
    </style:style>
    <style:style style:name="T10" style:family="text">
      <style:text-properties officeooo:rsid="002200bd" style:font-size-complex="12pt"/>
    </style:style>
    <style:style style:name="T11" style:family="text">
      <style:text-properties fo:language="en" fo:country="US" officeooo:rsid="002200bd" style:font-size-complex="12pt"/>
    </style:style>
    <style:style style:name="T12" style:family="text">
      <style:text-properties officeooo:rsid="00249f6e"/>
    </style:style>
    <style:style style:name="T13" style:family="text">
      <style:text-properties officeooo:rsid="002c3ed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53a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-start text:name="__DdeLink__245_84845941"/><text:span text:style-name="T14">Summary of Changes to LCC Documents </text:span><text:bookmark-start text:name="__DdeLink__247_84845941"/><text:span text:style-name="T14">202</text:span><text:span text:style-name="T15">4</text:span><text:span text:style-name="T14">-0</text:span><text:span text:style-name="T15">7</text:span><text:span text:style-name="T14">-2</text:span><text:span text:style-name="T15">2</text:span><text:bookmark-end text:name="__DdeLink__247_84845941"/></text:p>
      <text:h text:style-name="P15" text:outline-level="3">New Documents <text:span text:style-name="T3">for Public Comment</text:span></text:h>
      <text:p text:style-name="P5"><text:span text:style-name="T8">S</text:span>-9.7.4.6-TrainControl-<text:bookmark-start text:name="__DdeLink__527_84845941"/><text:span text:style-name="T8">2024-07-22</text:span><text:bookmark-end text:name="__DdeLink__527_84845941"/><text:span text:style-name="T8">.pdf</text:span></text:p>
      <text:p text:style-name="P5"><text:bookmark-start text:name="__DdeLink__257_84845941"/><text:bookmark-start text:name="__DdeLink__260_84845941"/>TN-9.7.4.6-TrainControl-<text:span text:style-name="T8">2024-07-22.pdf</text:span><text:bookmark-end text:name="__DdeLink__257_84845941"/><text:bookmark-end text:name="__DdeLink__260_84845941"/></text:p>
      <text:p text:style-name="P12"/>
      <text:p text:style-name="P5"><text:bookmark-start text:name="__DdeLink__269_84845941"/><text:span text:style-name="T8">S</text:span>-9.7.4.<text:span text:style-name="T8">7-</text:span>Train<text:bookmark-start text:name="__DdeLink__265_84845941"/><text:span text:style-name="T8">Search</text:span><text:bookmark-end text:name="__DdeLink__265_84845941"/>-<text:span text:style-name="T8">2024-07-22.pdf</text:span></text:p>
      <text:p text:style-name="P5"><text:bookmark-start text:name="__DdeLink__257_848459411"/>TN-9.7.4.<text:span text:style-name="T8">7-</text:span>Train<text:span text:style-name="T8">Search</text:span>-<text:span text:style-name="T8">2024-07-22.pdf</text:span><text:bookmark-end text:name="__DdeLink__257_848459411"/><text:bookmark-end text:name="__DdeLink__269_84845941"/></text:p>
      <text:p text:style-name="P5"/>
      <text:p text:style-name="P5"><text:span text:style-name="T8">S</text:span>-9.7.4.<text:span text:style-name="T8">8-</text:span><text:bookmark-start text:name="__DdeLink__274_84845941"/><text:bookmark text:name="__DdeLink__265_848459411"/><text:span text:style-name="T8">FunctionDefinitionInformation</text:span><text:bookmark-end text:name="__DdeLink__274_84845941"/>-<text:span text:style-name="T8">2024-07-22.pdf</text:span></text:p>
      <text:p text:style-name="P5"><text:bookmark-start text:name="__DdeLink__257_8484594111"/>TN-9.7.4.<text:span text:style-name="T8">8-FunctionDefinitionInformation</text:span>-<text:span text:style-name="T8">2024-07-22.pdf</text:span><text:bookmark-end text:name="__DdeLink__257_8484594111"/></text:p>
      <text:h text:style-name="P16" text:outline-level="3">Documents <text:span text:style-name="T4">with </text:span><text:span text:style-name="T3">C</text:span><text:span text:style-name="T4">hanges</text:span><text:span text:style-name="T3"> for Public Comment</text:span></text:h>
      <text:p text:style-name="P3">S-9.7.0.3-UniqueIdentifiers-<text:bookmark-start text:name="__DdeLink__529_84845941"/><text:span text:style-name="T8">2024-07-22</text:span><text:bookmark-end text:name="__DdeLink__529_84845941"/>.pdf</text:p>
      <text:p text:style-name="P6">TN-9.7.0.3-UniqueIdentifiers-<text:span text:style-name="T8">2024-07-22</text:span>.pdf</text:p>
      <text:list xml:id="list1756645457" text:style-name="L1">
        <text:list-item>
          <text:list>
            <text:list-item>
              <text:p text:style-name="P18"><text:bookmark-start text:name="__DdeLink__532_84845941"/>Updates ranges for various train control systems: <text:s/>DC, DCC, TMCC, etc<text:bookmark-end text:name="__DdeLink__532_84845941"/></text:p>
            </text:list-item>
          </text:list>
        </text:list-item>
      </text:list>
      <text:p text:style-name="P11"/>
      <text:p text:style-name="P8">S-9.7.0.4-EventIdentifiers-<text:span text:style-name="T8">2024-07-22</text:span>.pdf</text:p>
      <text:p text:style-name="P8"><text:span text:style-name="T9">TN</text:span>-9.7.0.4-EventIdentifiers-<text:bookmark-start text:name="__DdeLink__536_84845941"/><text:span text:style-name="T8">2024-07-22</text:span><text:bookmark-end text:name="__DdeLink__536_84845941"/>.pdf</text:p>
      <text:list xml:id="list143546443504286" text:continue-numbering="true" text:style-name="L1">
        <text:list-item>
          <text:list>
            <text:list-item>
              <text:p text:style-name="P18">Adds Train Search protocol event range</text:p>
            </text:list-item>
            <text:list-item>
              <text:p text:style-name="P18">Adds 11-bit extended DCC accessory address range</text:p>
            </text:list-item>
            <text:list-item>
              <text:p text:style-name="P18">Reformat some tables</text:p>
            </text:list-item>
          </text:list>
        </text:list-item>
      </text:list>
      <text:p text:style-name="P11"/>
      <text:p text:style-name="P6">S-9.7.1.1-CanPhysical-<text:bookmark-start text:name="__DdeLink__542_84845941"/><text:span text:style-name="T10">2024-07-22</text:span><text:bookmark-end text:name="__DdeLink__542_84845941"/>.pdf</text:p>
      <text:p text:style-name="P8">TN-9.7.1.1-CanPhysical-<text:span text:style-name="T8">2024-07-22</text:span>.pdf</text:p>
      <text:list xml:id="list143545705862553" text:continue-numbering="true" text:style-name="L1">
        <text:list-item>
          <text:list>
            <text:list-item>
              <text:p text:style-name="P18">Add a section on Electronic Labeling</text:p>
            </text:list-item>
            <text:list-item>
              <text:p text:style-name="P18">Add a section on Injection Current</text:p>
            </text:list-item>
            <text:list-item>
              <text:p text:style-name="P18">Added discussion of CAN bit timing</text:p>
            </text:list-item>
            <text:list-item>
              <text:p text:style-name="P18">Standardize the use of ALT_L/ALT_H for the NMRA S-9.1.2 DCC signal</text:p>
            </text:list-item>
            <text:list-item>
              <text:p text:style-name="P18"><text:bookmark-start text:name="__DdeLink__538_84845941"/>Clarify discussion of gateways and repeaters<text:bookmark-end text:name="__DdeLink__538_84845941"/></text:p>
            </text:list-item>
          </text:list>
        </text:list-item>
      </text:list>
      <text:p text:style-name="P11"/>
      <text:p text:style-name="P2">S-9.7.2.1-CanFrameTransfer-<text:span text:style-name="T11">2024-07-22</text:span>.pdf</text:p>
      <text:p text:style-name="P2">TN-9.7.2.1-CanFrameTransfer-<text:bookmark-start text:name="__DdeLink__546_84845941"/><text:span text:style-name="T11">2024-07-22</text:span>.pdf<text:bookmark-end text:name="__DdeLink__546_84845941"/></text:p>
      <text:list xml:id="list143546943414191" text:continue-numbering="true" text:style-name="L1">
        <text:list-item>
          <text:list>
            <text:list-item>
              <text:p text:style-name="P18">Add to the behavior of the AME Message</text:p>
            </text:list-item>
            <text:list-item>
              <text:p text:style-name="P20">Fix calculation error in the example provided in the TN.</text:p>
            </text:list-item>
          </text:list>
        </text:list-item>
      </text:list>
      <text:p text:style-name="P11"/>
      <text:p text:style-name="P2">S-9.7.3-MessageNetwork-<text:bookmark-start text:name="__DdeLink__550_84845941"/><text:span text:style-name="T11">2024-07-22</text:span>.pdf<text:bookmark-end text:name="__DdeLink__550_84845941"/></text:p>
      <text:p text:style-name="P2"><text:span text:style-name="T12">TN</text:span>-9.7.3-MessageNetwork-<text:span text:style-name="T11">2024-07-22</text:span>.pdf</text:p>
      <text:list xml:id="list143545703807408" text:continue-numbering="true" text:style-name="L1">
        <text:list-item>
          <text:list>
            <text:list-item>
              <text:p text:style-name="P18">Update the table of PIP bits</text:p>
            </text:list-item>
            <text:list-item>
              <text:p text:style-name="P18">Clari<text:span text:style-name="T13">fies</text:span> the content of the OIR message</text:p>
            </text:list-item>
            <text:list-item>
              <text:p text:style-name="P18"><text:bookmark-start text:name="__DdeLink__552_84845941"/>Clarified the discussion of priorities</text:p>
            </text:list-item>
          </text:list>
        </text:list-item>
      </text:list>
      <text:p text:style-name="P10"><text:bookmark-end text:name="__DdeLink__552_84845941"/></text:p>
      <text:p text:style-name="P2">S-9.7.3.1-EventTransport-<text:bookmark-start text:name="__DdeLink__558_84845941"/><text:span text:style-name="T11">2024-07-22</text:span>.pdf<text:bookmark-end text:name="__DdeLink__558_84845941"/></text:p>
      <text:p text:style-name="P2">TN-9.7.3.1-EventTransport-2024-07-22.pdf</text:p>
      <text:list xml:id="list143545348695394" text:continue-numbering="true" text:style-name="L1">
        <text:list-item>
          <text:list>
            <text:list-item>
              <text:p text:style-name="P19"><text:bookmark-start text:name="__DdeLink__560_84845941"/>Add Events with Payload<text:bookmark-end text:name="__DdeLink__560_84845941"/></text:p>
            </text:list-item>
          </text:list>
        </text:list-item>
      </text:list>
      <text:p text:style-name="P11"/>
      <text:p text:style-name="P2">S-9.7.4.1-ConfigurationDescriptionInformation-<text:span text:style-name="T11">2024-07-22</text:span>.pdf</text:p>
      <text:p text:style-name="P2"><text:span text:style-name="T12">TN</text:span>-9.7.4.1-ConfigurationDescriptionInformation-<text:bookmark-start text:name="__DdeLink__570_84845941"/><text:span text:style-name="T11">2024-07-22</text:span>.pdf<text:bookmark-end text:name="__DdeLink__570_84845941"/></text:p>
      <text:list xml:id="list143546283639126" text:continue-numbering="true" text:style-name="L1">
        <text:list-item>
          <text:list>
            <text:list-item>
              <text:p text:style-name="P19"><text:bookmark-start text:name="__DdeLink__556_84845941"/>The size of integer variables is restricted to 1, 2 or 4 bytes<text:bookmark-end text:name="__DdeLink__556_84845941"/></text:p>
            </text:list-item>
            <text:list-item>
              <text:p text:style-name="P19">Define signed vs unsigned behavior of integer variables</text:p>
            </text:list-item>
            <text:list-item>
              <text:p text:style-name="P19">The requirement that unused bytes in a String variable be set to null has been removed</text:p>
            </text:list-item>
            <text:list-item>
              <text:p text:style-name="P19">Addition of float variables</text:p>
            </text:list-item>
            <text:list-item>
              <text:p text:style-name="P19"><text:bookmark-start text:name="__DdeLink__564_84845941"/>Discussion of possible ways of representing group names</text:p>
            </text:list-item>
          </text:list>
        </text:list-item>
      </text:list>
      <text:p text:style-name="P11"><text:bookmark-end text:name="__DdeLink__564_84845941"/></text:p>
      <text:p text:style-name="P2"><text:bookmark-start text:name="__DdeLink__566_84845941"/>S-9.7.4.2-MemoryConfiguration-<text:span text:style-name="T11">2024-07-22</text:span>.pdf</text:p>
      <text:p text:style-name="P2"><text:soft-page-break/><text:span text:style-name="T12">TN-9.7.4.2-MemoryConfiguration-</text:span><text:span text:style-name="T11">2024-07-22</text:span><text:span text:style-name="T12">.pdf</text:span></text:p>
      <text:list xml:id="list143545824415201" text:continue-numbering="true" text:style-name="L1">
        <text:list-item>
          <text:list>
            <text:list-item>
              <text:p text:style-name="P19">Remove the write-size bits in the Configuration Options Reply</text:p>
            </text:list-item>
            <text:list-item>
              <text:p text:style-name="P19">Add stream reads to a Configuration Options Reply bit<text:bookmark-end text:name="__DdeLink__566_84845941"/></text:p>
            </text:list-item>
          </text:list>
        </text:list-item>
      </text:list>
      <text:p text:style-name="P11"/>
      <text:p text:style-name="P2">S-9.7.4.3-SimpleNodeInformation-<text:span text:style-name="T11">2024-07-22</text:span>.pdf</text:p>
      <text:p text:style-name="P2">TN-9.7.4.3-SimpleNodeInformation-<text:span text:style-name="T11">2024-07-22</text:span>.pdf</text:p>
      <text:list xml:id="list143545084753986" text:continue-numbering="true" text:style-name="L1">
        <text:list-item>
          <text:list>
            <text:list-item>
              <text:p text:style-name="P19">Update how the two data blocks are versioned</text:p>
            </text:list-item>
          </text:list>
        </text:list-item>
      </text:list>
      <text:p text:style-name="P9"/>
      <text:h text:style-name="P17" text:outline-level="3"><text:bookmark-end text:name="__DdeLink__245_84845941"/><text:span text:style-name="T1">Documents that have not changed sinc</text:span><text:span text:style-name="T2">e 2021-04-25 </text:span><text:span text:style-name="T1">(for completeness)</text:span></text:h>
      <text:p text:style-name="P13"><text:bookmark-start text:name="__DdeLink__576_84845941"/><text:span text:style-name="T6">The</text:span><text:span text:style-name="T7">re were no changes to these documents since 2021-04-25 but they are included here for completeness</text:span><text:bookmark-end text:name="__DdeLink__576_84845941"/></text:p>
      <text:p text:style-name="P1"><text:bookmark-start text:name="__DdeLink__255_84845941"/><text:span text:style-name="T5">TN-9.7.</text:span><text:bookmark-end text:name="__DdeLink__255_84845941"/><text:span text:style-name="T5">0.1-Glossary-</text:span><text:bookmark-start text:name="__DdeLink__574_84845941"/><text:bookmark-start text:name="__DdeLink__250_84845941"/><text:span text:style-name="T5">2021-04-25</text:span><text:bookmark-end text:name="__DdeLink__574_84845941"/><text:bookmark-end text:name="__DdeLink__250_84845941"/><text:span text:style-name="T5">.pdf</text:span></text:p>
      <text:p text:style-name="P7"/>
      <text:p text:style-name="P7">TN-9.7.0.2-CommonInformation-2021-04-25.pdf</text:p>
      <text:p text:style-name="P7"/>
      <text:p text:style-name="P7">S-9.7.3.2-DatagramTransport-2021-04-25.pdf</text:p>
      <text:p text:style-name="P7">TN-9.7.3.2-DatagramTransport-2021-04-25.pdf</text:p>
      <text:p text:style-name="P7"/>
      <text:p text:style-name="P7">S-9.7.4.4-FirmwareUpgrade-2021-04-25.pdf</text:p>
      <text:p text:style-name="P4">TN-9.7.4.4-FirmwareUpgrade-2021-04-25.pdf</text:p>
      <text:p text:style-name="P7"/>
      <text:p text:style-name="P7">S-9.7.4.5-BroadcastTime-2021-04-25.pdf</text:p>
      <text:p text:style-name="P4">TN-9.7.4.5-BroadcastTime-2021-04-25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3cm" style:contextual-spacing="true" text:number-lines="false" text:line-number="0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 Shepherd</meta:initial-creator>
    <meta:creation-date>2021-05-10T20:55:47.251693579</meta:creation-date>
    <dc:date>2024-07-24T14:35:44.737467635</dc:date>
    <dc:creator>Alex Shepherd</dc:creator>
    <meta:editing-duration>PT1H32M35S</meta:editing-duration>
    <meta:editing-cycles>26</meta:editing-cycles>
    <meta:generator>LibreOffice/7.0.5.2$MacOSX_X86_64 LibreOffice_project/64390860c6cd0aca4beafafcfd84613dd9dfb63a</meta:generator>
    <meta:document-statistic meta:table-count="0" meta:image-count="0" meta:object-count="0" meta:page-count="2" meta:paragraph-count="60" meta:word-count="275" meta:character-count="2723" meta:non-whitespace-character-count="2530"/>
  </office:meta>
</office:document-meta>
</file>